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2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41.6mm" svg:height="118.2mm" svg:x="191.44mm" svg:y="5.58mm">
            <loext:p draw:notify-on-update-of-ranges="Sheet1.C2:Sheet1.C20 Sheet1.D2:Sheet1.D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5.19mm" svg:height="132.81mm" svg:x="196.18mm" svg:y="138.12mm">
            <loext:p draw:notify-on-update-of-ranges="Sheet1.C2:Sheet1.C20 Sheet1.E2:Sheet1.E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04100" calcext:value-type="float">
            <text:p>1504100</text:p>
          </table:table-cell>
          <table:table-cell table:style-name="ce1" office:value-type="float" office:value="15.481037998396" calcext:value-type="float">
            <text:p>15,48</text:p>
          </table:table-cell>
          <table:table-cell table:style-name="ce2" table:formula="of:=(1000000*[.D2])/[.C2]" office:value-type="float" office:value="10.2925590043189" calcext:value-type="float">
            <text:p>10,2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157000" calcext:value-type="float">
            <text:p>1157000</text:p>
          </table:table-cell>
          <table:table-cell table:style-name="ce1" office:value-type="float" office:value="9.00957347913836" calcext:value-type="float">
            <text:p>9,01</text:p>
          </table:table-cell>
          <table:table-cell table:style-name="ce2" table:formula="of:=(1000000*[.D3])/[.C3]" office:value-type="float" office:value="7.78701251438061" calcext:value-type="float">
            <text:p>7,7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1570000" calcext:value-type="float">
            <text:p>11570000</text:p>
          </table:table-cell>
          <table:table-cell table:style-name="ce1" office:value-type="float" office:value="6.07371559167958" calcext:value-type="float">
            <text:p>6,07</text:p>
          </table:table-cell>
          <table:table-cell table:formula="of:=(1000000*[.D4])/[.C4]" office:value-type="float" office:value="0.524953810862539" calcext:value-type="float">
            <text:p>0,5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5.35038828607379" calcext:value-type="float">
            <text:p>5,35</text:p>
          </table:table-cell>
          <table:table-cell table:formula="of:=(1000000*[.D5])/[.C5]" office:value-type="float" office:value="0.961406082127552" calcext:value-type="float">
            <text:p>0,96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sc_Word_year_sc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5.35038828607379" calcext:value-type="float">
            <text:p>5,35</text:p>
          </table:table-cell>
          <table:table-cell table:formula="of:=(1000000*[.D6])/[.C6]" office:value-type="float" office:value="0.889300625967986" calcext:value-type="float">
            <text:p>0,8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7])/[.C7]" office:value-type="float" office:value="6.64867864296488" calcext:value-type="float">
            <text:p>6,65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5.30783962103815" calcext:value-type="float">
            <text:p>5,31</text:p>
          </table:table-cell>
          <table:table-cell table:formula="of:=(1000000*[.D8])/[.C8]" office:value-type="float" office:value="0.88222851223957" calcext:value-type="float">
            <text:p>0,88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dd_sc,rule</text:p>
          </table:table-cell>
          <table:table-cell office:value-type="float" office:value="81001570" calcext:value-type="float">
            <text:p>81001570</text:p>
          </table:table-cell>
          <table:table-cell office:value-type="float" office:value="5.30783962103815" calcext:value-type="float">
            <text:p>5,31</text:p>
          </table:table-cell>
          <table:table-cell table:formula="of:=(1000000*[.D9])/[.C9]" office:value-type="float" office:value="0.0655276141072099" calcext:value-type="float">
            <text:p>0,07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year_Word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0])/[.C10]" office:value-type="float" office:value="3.04801031542608" calcext:value-type="float">
            <text:p>3,05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year,rule</text:p>
          </table:table-cell>
          <table:table-cell office:value-type="float" office:value="1504100" calcext:value-type="float">
            <text:p>15041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1])/[.C11]" office:value-type="float" office:value="3.04801031542608" calcext:value-type="float">
            <text:p>3,05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4.58451231543237" calcext:value-type="float">
            <text:p>4,58</text:p>
          </table:table-cell>
          <table:table-cell table:formula="of:=(1000000*[.D12])/[.C12]" office:value-type="float" office:value="0.947945791878925" calcext:value-type="float">
            <text:p>0,95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ay_mon,rule</text:p>
          </table:table-cell>
          <table:table-cell office:value-type="float" office:value="4836260" calcext:value-type="float">
            <text:p>4836260</text:p>
          </table:table-cell>
          <table:table-cell office:value-type="float" office:value="4.58451231543237" calcext:value-type="float">
            <text:p>4,58</text:p>
          </table:table-cell>
          <table:table-cell table:formula="of:=(1000000*[.D13])/[.C13]" office:value-type="float" office:value="0.947945791878925" calcext:value-type="float">
            <text:p>0,95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sc_year,rule</text:p>
          </table:table-cell>
          <table:table-cell office:value-type="float" office:value="5565170" calcext:value-type="float">
            <text:p>5565170</text:p>
          </table:table-cell>
          <table:table-cell office:value-type="float" office:value="4.58451231543237" calcext:value-type="float">
            <text:p>4,58</text:p>
          </table:table-cell>
          <table:table-cell table:formula="of:=(1000000*[.D14])/[.C14]" office:value-type="float" office:value="0.823786571736779" calcext:value-type="float">
            <text:p>0,8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sc_word_year,rule</text:p>
          </table:table-cell>
          <table:table-cell office:value-type="float" office:value="6016400" calcext:value-type="float">
            <text:p>6016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5])/[.C15]" office:value-type="float" office:value="0.76200257885652" calcext:value-type="float">
            <text:p>0,76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d_sc,rule</text:p>
          </table:table-cell>
          <table:table-cell office:value-type="float" office:value="8110570" calcext:value-type="float">
            <text:p>8110570</text:p>
          </table:table-cell>
          <table:table-cell office:value-type="float" office:value="4.58451231543237" calcext:value-type="float">
            <text:p>4,58</text:p>
          </table:table-cell>
          <table:table-cell table:formula="of:=(1000000*[.D16])/[.C16]" office:value-type="float" office:value="0.565251556355764" calcext:value-type="float">
            <text:p>0,57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mon_dd,rule</text:p>
          </table:table-cell>
          <table:table-cell office:value-type="float" office:value="15052570" calcext:value-type="float">
            <text:p>15052570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0.304566749427664" calcext:value-type="float">
            <text:p>0,3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ddd,rule</text:p>
          </table:table-cell>
          <table:table-cell office:value-type="float" office:value="115700000" calcext:value-type="float">
            <text:p>115700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8])/[.C18]" office:value-type="float" office:value="0.0396241341005391" calcext:value-type="float">
            <text:p>0,04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day_mon_dd,rule</text:p>
          </table:table-cell>
          <table:table-cell office:value-type="float" office:value="422582680" calcext:value-type="float">
            <text:p>422582680</text:p>
          </table:table-cell>
          <table:table-cell office:value-type="float" office:value="4.58451231543237" calcext:value-type="float">
            <text:p>4,58</text:p>
          </table:table-cell>
          <table:table-cell table:formula="of:=(1000000*[.D19])/[.C19]" office:value-type="float" office:value="0.0108487936974425" calcext:value-type="float">
            <text:p>0,01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20])/[.C20]" office:value-type="float" office:value="38.2171402456224" calcext:value-type="float">
            <text:p>38,2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04100" calcext:value-type="float">
            <text:p>1504100</text:p>
          </table:table-cell>
          <table:table-cell table:style-name="ce1" office:value-type="float" office:value="15.481037998396" calcext:value-type="float">
            <text:p>15,48</text:p>
          </table:table-cell>
          <table:table-cell table:style-name="ce2" table:formula="of:=(1000000*[.D29])/[.C29]" office:value-type="float" office:value="10.2925590043189" calcext:value-type="float">
            <text:p>10,2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157000" calcext:value-type="float">
            <text:p>1157000</text:p>
          </table:table-cell>
          <table:table-cell table:style-name="ce1" office:value-type="float" office:value="9.00957347913836" calcext:value-type="float">
            <text:p>9,01</text:p>
          </table:table-cell>
          <table:table-cell table:style-name="ce2" table:formula="of:=(1000000*[.D30])/[.C30]" office:value-type="float" office:value="7.78701251438061" calcext:value-type="float">
            <text:p>7,79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1570000" calcext:value-type="float">
            <text:p>11570000</text:p>
          </table:table-cell>
          <table:table-cell table:style-name="ce1" office:value-type="float" office:value="6.07371559167958" calcext:value-type="float">
            <text:p>6,07</text:p>
          </table:table-cell>
          <table:table-cell table:formula="of:=(1000000*[.D31])/[.C31]" office:value-type="float" office:value="0.524953810862539" calcext:value-type="float">
            <text:p>0,5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d_word,rule</text:p>
          </table:table-cell>
          <table:table-cell office:value-type="float" office:value="115700" calcext:value-type="float">
            <text:p>11570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32])/[.C32]" office:value-type="float" office:value="38.2171402456224" calcext:value-type="float">
            <text:p>38,22</text:p>
          </table:table-cell>
        </table:table-row>
        <table:table-row table:style-name="ro1">
          <table:table-cell office:value-type="string" calcext:value-type="string">
            <text:p>kb_rus_noun_it</text:p>
          </table:table-cell>
          <table:table-cell office:value-type="string" calcext:value-type="string">
            <text:p>Word_pd,rule</text:p>
          </table:table-cell>
          <table:table-cell office:value-type="float" office:value="798330" calcext:value-type="float">
            <text:p>798330</text:p>
          </table:table-cell>
          <table:table-cell office:value-type="float" office:value="5.30783962103815" calcext:value-type="float">
            <text:p>5,31</text:p>
          </table:table-cell>
          <table:table-cell table:style-name="ce2" table:formula="of:=(1000000*[.D33])/[.C33]" office:value-type="float" office:value="6.64867864296488" calcext:value-type="float">
            <text:p>6,65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2:Sheet1.E33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53:35.6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5S</meta:editing-duration>
    <meta:editing-cycles>4</meta:editing-cycles>
    <meta:generator>LibreOffice/5.2.0.4$Windows_x86 LibreOffice_project/066b007f5ebcc236395c7d282ba488bca6720265</meta:generator>
    <dc:date>2016-08-13T21:59:09.654000000</dc:date>
    <meta:document-statistic meta:table-count="3" meta:cell-count="13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61cm" svg:height="11.821cm" xlink:href=".." xlink:type="simple" chart:class="chart:scatter" chart:style-name="ch1">
        <chart:plot-area chart:style-name="ch2" table:cell-range-address="Sheet1.C2:Sheet1.D20" svg:x="0.483cm" svg:y="0.236cm" svg:width="23.195cm" svg:height="11.349cm">
          <chartooo:coordinate-region svg:x="0.919cm" svg:y="0.435cm" svg:width="21.739cm" svg:height="10.5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C2:Sheet1.C20"/>
            <chart:mean-value chart:style-name="ch6"/>
            <chart:regression-curve chart:style-name="ch7"/>
            <chart:data-point chart:repeated="2"/>
            <chart:data-point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4100">
                <text:p>1504100</text:p>
                <draw:g>
                  <svg:desc>Sheet1.C2:Sheet1.C20</svg:desc>
                </draw:g>
              </table:table-cell>
              <table:table-cell office:value-type="float" office:value="15.481037998396">
                <text:p>15.481037998396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000">
                <text:p>1157000</text:p>
              </table:table-cell>
              <table:table-cell office:value-type="float" office:value="9.00957347913836">
                <text:p>9.00957347913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70000">
                <text:p>11570000</text:p>
              </table:table-cell>
              <table:table-cell office:value-type="float" office:value="6.07371559167958">
                <text:p>6.07371559167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5170">
                <text:p>556517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6400">
                <text:p>601640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330">
                <text:p>79833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6400">
                <text:p>60164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01570">
                <text:p>8100157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4100">
                <text:p>15041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4100">
                <text:p>15041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6260">
                <text:p>48362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36260">
                <text:p>483626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65170">
                <text:p>556517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16400">
                <text:p>6016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10570">
                <text:p>811057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52570">
                <text:p>1505257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700000">
                <text:p>115700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582680">
                <text:p>42258268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700">
                <text:p>115700</text:p>
              </table:table-cell>
              <table:table-cell office:value-type="float" office:value="4.42172312641851">
                <text:p>4.42172312641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2cm" svg:height="13.282cm" xlink:href=".." xlink:type="simple" chart:class="chart:scatter" chart:style-name="ch1">
        <chart:plot-area chart:style-name="ch2" table:cell-range-address="Sheet1.C2:Sheet1.C20 Sheet1.E2:Sheet1.E20" svg:x="0.47cm" svg:y="0.265cm" svg:width="22.58cm" svg:height="12.752cm">
          <chartooo:coordinate-region svg:x="1.091cm" svg:y="0.464cm" svg:width="21.124cm" svg:height="11.9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20" chart:class="chart:scatter">
            <chart:domain table:cell-range-address="Sheet1.C2:Sheet1.C20"/>
            <chart:mean-value chart:style-name="ch6"/>
            <chart:regression-curve chart:style-name="ch7"/>
            <chart:data-point chart:repeated="3"/>
            <chart:data-point chart:style-name="ch8"/>
            <chart:data-point chart:repeated="2"/>
            <chart:data-point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4100">
                <text:p>1504100</text:p>
                <draw:g>
                  <svg:desc>Sheet1.C2:Sheet1.C20</svg:desc>
                </draw:g>
              </table:table-cell>
              <table:table-cell office:value-type="float" office:value="10.2925590043189">
                <text:p>10.2925590043189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7000">
                <text:p>1157000</text:p>
              </table:table-cell>
              <table:table-cell office:value-type="float" office:value="7.78701251438061">
                <text:p>7.78701251438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70000">
                <text:p>11570000</text:p>
              </table:table-cell>
              <table:table-cell office:value-type="float" office:value="0.524953810862539">
                <text:p>0.524953810862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5170">
                <text:p>5565170</text:p>
              </table:table-cell>
              <table:table-cell office:value-type="float" office:value="0.961406082127552">
                <text:p>0.96140608212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16400">
                <text:p>6016400</text:p>
              </table:table-cell>
              <table:table-cell office:value-type="float" office:value="0.889300625967986">
                <text:p>0.889300625967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8330">
                <text:p>798330</text:p>
              </table:table-cell>
              <table:table-cell office:value-type="float" office:value="6.64867864296488">
                <text:p>6.64867864296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6400">
                <text:p>6016400</text:p>
              </table:table-cell>
              <table:table-cell office:value-type="float" office:value="0.88222851223957">
                <text:p>0.88222851223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001570">
                <text:p>81001570</text:p>
              </table:table-cell>
              <table:table-cell office:value-type="float" office:value="0.0655276141072099">
                <text:p>0.0655276141072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4100">
                <text:p>1504100</text:p>
              </table:table-cell>
              <table:table-cell office:value-type="float" office:value="3.04801031542608">
                <text:p>3.04801031542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4100">
                <text:p>1504100</text:p>
              </table:table-cell>
              <table:table-cell office:value-type="float" office:value="3.04801031542608">
                <text:p>3.048010315426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36260">
                <text:p>4836260</text:p>
              </table:table-cell>
              <table:table-cell office:value-type="float" office:value="0.947945791878925">
                <text:p>0.947945791878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36260">
                <text:p>4836260</text:p>
              </table:table-cell>
              <table:table-cell office:value-type="float" office:value="0.947945791878925">
                <text:p>0.947945791878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65170">
                <text:p>5565170</text:p>
              </table:table-cell>
              <table:table-cell office:value-type="float" office:value="0.823786571736779">
                <text:p>0.8237865717367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16400">
                <text:p>6016400</text:p>
              </table:table-cell>
              <table:table-cell office:value-type="float" office:value="0.76200257885652">
                <text:p>0.7620025788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10570">
                <text:p>8110570</text:p>
              </table:table-cell>
              <table:table-cell office:value-type="float" office:value="0.565251556355764">
                <text:p>0.565251556355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52570">
                <text:p>15052570</text:p>
              </table:table-cell>
              <table:table-cell office:value-type="float" office:value="0.304566749427664">
                <text:p>0.304566749427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700000">
                <text:p>115700000</text:p>
              </table:table-cell>
              <table:table-cell office:value-type="float" office:value="0.0396241341005391">
                <text:p>0.0396241341005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2582680">
                <text:p>422582680</text:p>
              </table:table-cell>
              <table:table-cell office:value-type="float" office:value="0.0108487936974425">
                <text:p>0.0108487936974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700">
                <text:p>115700</text:p>
              </table:table-cell>
              <table:table-cell office:value-type="float" office:value="38.2171402456224">
                <text:p>38.2171402456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